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569" officeooo:paragraph-rsid="0000756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../worldview/subtitleWorldview.txt"/>
        <text:p text:style-name="Preformatted_20_Text">Я иногда думал о том, как нужно жить.</text:p>
        <text:p text:style-name="Preformatted_20_Text">И самое лучшее, что мог придумать, это нужно, чтобы была какая-то идея, которая ты можешь во времени следовать.</text:p>
        <text:p text:style-name="Preformatted_20_Text">Не очень просто, потому что идеи могут меняться со временем,</text:p>
        <text:p text:style-name="Preformatted_20_Text">и я добавлял туда идею, что идея должна быть стабильной во времени, относительно.</text:p>
        <text:p text:style-name="Preformatted_20_Text">При этом она может быть переосмысленно, чтобы не стать фанатиком.</text:p>
        <text:p text:style-name="Preformatted_20_Text">И вот вроде как, нахождение баланса между осмысленностью, то есть стабильностью,</text:p>
        <text:p text:style-name="Preformatted_20_Text">и критическим восприятием, то есть то, что она может измениться.</text:p>
        <text:p text:style-name="Preformatted_20_Text">Это вроде как и идеал жизни, типа, максимально осознанной.</text:p>
        <text:p text:style-name="Preformatted_20_Text">Но, к сожалению, когда я размышлял над этими идеями,</text:p>
        <text:p text:style-name="Preformatted_20_Text">получалось так, что, кажется, не всегда люди точно могут ответить на вопрос,</text:p>
        <text:p text:style-name="Preformatted_20_Text">почему они делают то или иное, и свести таким образом ответ</text:p>
        <text:p text:style-name="Preformatted_20_Text">каким-то таким идеям относительно стабильным, но и не максимально общим.</text:p>
        <text:p text:style-name="Preformatted_20_Text">Вот.</text:p>
        <text:p text:style-name="Preformatted_20_Text">И вот сегодня я поговорил немного с Максимом Соболевским,</text:p>
        <text:p text:style-name="Preformatted_20_Text">и кажется, что у меня появилось новое видение того,</text:p>
        <text:p text:style-name="Preformatted_20_Text">как можно воспринимать эти идеи, и насколько они все сцены по себе.</text:p>
        <text:p text:style-name="Preformatted_20_Text">Я рассказ начну с примера, который я очень много раз с вопроса к отности,</text:p>
        <text:p text:style-name="Preformatted_20_Text">и много задавал этим, и каждый раз мне казалось,</text:p>
        <text:p text:style-name="Preformatted_20_Text">что я выигрывал в этой дискуссии, потому что они просто не могли</text:p>
        <text:p text:style-name="Preformatted_20_Text">мне нормально ответить на этот вопрос.</text:p>
        <text:p text:style-name="Preformatted_20_Text">Где я заключал в том, что я спрашивал, зачем они работают, да?</text:p>
        <text:p text:style-name="Preformatted_20_Text">И много-много кто мне говорил, конечно же, что ради того,</text:p>
        <text:p text:style-name="Preformatted_20_Text">что это работает там, я не знаю, дуэльтворение какое-то, наверное, да?</text:p>
        <text:p text:style-name="Preformatted_20_Text">Я обычно видел так мир немного циничным, и говорил,</text:p>
        <text:p text:style-name="Preformatted_20_Text">ну, правда, парень, смотри, если я дам тебе сейчас денег,</text:p>
        <text:p text:style-name="Preformatted_20_Text">миллион баксов, будешь ли ты работать?</text:p>
        <text:p text:style-name="Preformatted_20_Text">У меня люди иногда некоторые говорили, там дай, нет.</text:p>
        <text:p text:style-name="Preformatted_20_Text">Если человек говорил, да, я буду работать и дальше.</text:p>
        <text:p text:style-name="Preformatted_20_Text">Я обычно не видел, как бы.</text:p>
        <text:p text:style-name="Preformatted_20_Text">Но если он говорил, нет, не буду работать, то это вроде все и доказывало.</text:p>
        <text:p text:style-name="Preformatted_20_Text">То есть, ну, понятно, ну какие там идеи, да?</text:p>
        <text:p text:style-name="Preformatted_20_Text">Человек, ради денег работает, да?</text:p>
        <text:p text:style-name="Preformatted_20_Text">Вот, вот и все.</text:p>
        <text:p text:style-name="Preformatted_20_Text">А если он говорит, да, я бы бросил работу,</text:p>
        <text:p text:style-name="Preformatted_20_Text">то скорее всего я...</text:p>
        <text:p text:style-name="Preformatted_20_Text">Вот, если бы, да, я бы говорил, да, они не бросил работу,</text:p>
        <text:p text:style-name="Preformatted_20_Text">то часто я, как бы, говорил, что вот, смотри,</text:p>
        <text:p text:style-name="Preformatted_20_Text">ты же по выходным там не работаешь, да?</text:p>
        <text:p text:style-name="Preformatted_20_Text">И бесплатно ты тоже это делал, обычно не делаешь.</text:p>
        <text:p text:style-name="Preformatted_20_Text">И в целом, 99% людей не энтизиасты, и они не занимаются этим.</text:p>
        <text:p text:style-name="Preformatted_20_Text">Таким образом, получается, что они работают ради денег, да?</text:p>
        <text:p text:style-name="Preformatted_20_Text">И как будто они просто продают свою жизнь,</text:p>
        <text:p text:style-name="Preformatted_20_Text">бессмысленно ради денег, ради того, чтобы что-то потом получить.</text:p>
        <text:p text:style-name="Preformatted_20_Text">И если мы считаем, что в основном, мы драсти жизни на деньги,</text:p>
        <text:p text:style-name="Preformatted_20_Text">то, как бы, жизнь становилась бессмысленной,</text:p>
        <text:p text:style-name="Preformatted_20_Text">меня это очень сильно угнетало, и, как бы, мне казалось,</text:p>
        <text:p text:style-name="Preformatted_20_Text">мир таким непродуманным, как бы, немного таким,</text:p>
        <text:p text:style-name="Preformatted_20_Text">котина животным, когда просто, ну, человек что делает по кругу,</text:p>
        <text:p text:style-name="Preformatted_20_Text">да, но ни к чему в итоге не идет, потому что просто не видит и глубины.</text:p>
        <text:p text:style-name="Preformatted_20_Text">И, ладно, тут, как бы, можно мир по-разному увидеть,</text:p>
        <text:p text:style-name="Preformatted_20_Text">но самое плохое, что и сам себе нормально,</text:p>
        <text:p text:style-name="Preformatted_20_Text">не мог никак на этот вопрос хорошо ответить.</text:p>
        <text:p text:style-name="Preformatted_20_Text">И я, как бы, придумал идею, что мне нужно там собирать денег,</text:p>
        <text:p text:style-name="Preformatted_20_Text">чтобы с некого долго жить и не работать,</text:p>
        <text:p text:style-name="Preformatted_20_Text">чтобы как раз таки получить эту свободу, да?</text:p>
        <text:p text:style-name="Preformatted_20_Text">Но, кажется, есть еще вариант более простой,</text:p>
        <text:p text:style-name="Preformatted_20_Text">чтобы разобраться с этим.</text:p>
        <text:p text:style-name="Preformatted_20_Text">Значит, тут, как всегда, мне помогло идея того,</text:p>
        <text:p text:style-name="Preformatted_20_Text"><text:soft-page-break/>что есть разные уровни абстракт и ответов на вопрос.</text:p>
        <text:p text:style-name="Preformatted_20_Text">И представим вот, что у меня есть оппонент, мой юрист,</text:p>
        <text:p text:style-name="Preformatted_20_Text">который понимает, как бы, тему этой философии,</text:p>
        <text:p text:style-name="Preformatted_20_Text">и я у него спрашиваю, зачем ты работаешь.</text:p>
        <text:p text:style-name="Preformatted_20_Text">И самое простое, самое простое, да,</text:p>
        <text:p text:style-name="Preformatted_20_Text">что он может мне сказать, самое простое,</text:p>
        <text:p text:style-name="Preformatted_20_Text">с точки зрения, не глубины, да,</text:p>
        <text:p text:style-name="Preformatted_20_Text">это то, что мне это нравится.</text:p>
        <text:p text:style-name="Preformatted_20_Text">С одной стороны, это кажется очень абстрактным,</text:p>
        <text:p text:style-name="Preformatted_20_Text">потому что непонятно, что он нравится.</text:p>
        <text:p text:style-name="Preformatted_20_Text">Давайте пока что договоримся, что это самый низкий уровень абстракт.</text:p>
        <text:p text:style-name="Preformatted_20_Text">То есть, как будто, в самом деле,</text:p>
        <text:p text:style-name="Preformatted_20_Text">он не видит там глубины никакой.</text:p>
        <text:p text:style-name="Preformatted_20_Text">То есть, ему это нравится.</text:p>
        <text:p text:style-name="Preformatted_20_Text">И мы начнем... Вот тут дело в семантике всего лишь, да.</text:p>
        <text:p text:style-name="Preformatted_20_Text">И мы начнем чуть-чуть жить дальше.</text:p>
        <text:p text:style-name="Preformatted_20_Text">И я спрашиваю у него, почему тебе это нравится?</text:p>
        <text:p text:style-name="Preformatted_20_Text">Ну, то есть, расскажи мне поглубже про это.</text:p>
        <text:p text:style-name="Preformatted_20_Text">И он не может сказать, что, ну, то знаешь,</text:p>
        <text:p text:style-name="Preformatted_20_Text">я хорошо разбираюсь, там, у юрист-преденции,</text:p>
        <text:p text:style-name="Preformatted_20_Text">и мне нравится, когда я могу выиграть сут, например.</text:p>
        <text:p text:style-name="Preformatted_20_Text">Окей, окей.</text:p>
        <text:p text:style-name="Preformatted_20_Text">Кажется, что дальше можно копнуть и понять,</text:p>
        <text:p text:style-name="Preformatted_20_Text">реально ли ему нравится работа,</text:p>
        <text:p text:style-name="Preformatted_20_Text">или нравится им все-таки работа деньги, обмануть на деньги,</text:p>
        <text:p text:style-name="Preformatted_20_Text">может быть, с ним дальше.</text:p>
        <text:p text:style-name="Preformatted_20_Text">А почему тебе нравится, когда ты выигрываешь сут?</text:p>
        <text:p text:style-name="Preformatted_20_Text">Ну, он может сказать, например, мне нравится там,</text:p>
        <text:p text:style-name="Preformatted_20_Text">потому что, когда выигрываешь сут, не идут гонораж.</text:p>
        <text:p text:style-name="Preformatted_20_Text">Работа деньги это неплохая идея в этом контекте сейчас.</text:p>
        <text:p text:style-name="Preformatted_20_Text">И он может сказать точно так же,</text:p>
        <text:p text:style-name="Preformatted_20_Text">мне нравится там одобрение людей, это то же самое.</text:p>
        <text:p text:style-name="Preformatted_20_Text">Главное, что если там еще глубже что-то,</text:p>
        <text:p text:style-name="Preformatted_20_Text">и можно спросить и дальше об этом.</text:p>
        <text:p text:style-name="Preformatted_20_Text">И каждый раз, когда мы будем спрашивать,</text:p>
        <text:p text:style-name="Preformatted_20_Text">он будет становится все абстрактней,</text:p>
        <text:p text:style-name="Preformatted_20_Text">и говорит, да, мне нравятся деньги, почему тебе нравятся деньги?</text:p>
        <text:p text:style-name="Preformatted_20_Text">Потому что я хочу комфортно жить,</text:p>
        <text:p text:style-name="Preformatted_20_Text">а почему ты комфортно хочешь жить?</text:p>
        <text:p text:style-name="Preformatted_20_Text">Там, скорее всего, это быстро, да, через несколько шагов, буквально 5.</text:p>
        <text:p text:style-name="Preformatted_20_Text">Мы упрямся в супер-мега-абстрактную,</text:p>
        <text:p text:style-name="Preformatted_20_Text">какой-то ответ,</text:p>
        <text:p text:style-name="Preformatted_20_Text">который опять-таки закончится каким-то словом на подобии, мне-то нравится.</text:p>
        <text:p text:style-name="Preformatted_20_Text">Так.</text:p>
        <text:p text:style-name="Preformatted_20_Text">Это очень интересная идея, потому что</text:p>
        <text:p text:style-name="Preformatted_20_Text">очень важно, что фундаментально, возможно,</text:p>
        <text:p text:style-name="Preformatted_20_Text">у людей могут лежать на конце этой цепочки</text:p>
        <text:p text:style-name="Preformatted_20_Text">какие-то относительно одинаковые ценности.</text:p>
        <text:p text:style-name="Preformatted_20_Text">Но различает людей то самая-то цепочка.</text:p>
        <text:p text:style-name="Preformatted_20_Text">И в моем примере деньгами, например, мне всегда не нравилось,</text:p>
        <text:p text:style-name="Preformatted_20_Text">что этот миллион баксов, например,</text:p>
        <text:p text:style-name="Preformatted_20_Text">человеку, который зацепляет твой, не работать больше,</text:p>
        <text:p text:style-name="Preformatted_20_Text">как бы разрушал эту цепочку, и там очевидно,</text:p>
        <text:p text:style-name="Preformatted_20_Text">что человеку становилось не нужно работать, да.</text:p>
        <text:p text:style-name="Preformatted_20_Text">И меня как бы не очень нравилось человек говорить,</text:p>
        <text:p text:style-name="Preformatted_20_Text">что ему нравится работать.</text:p>
        <text:p text:style-name="Preformatted_20_Text">А на самом деле, как будто я дал ему дополнительные возможности работать,</text:p>
        <text:p text:style-name="Preformatted_20_Text">наоборот, он перестает после этого работать.</text:p>
        <text:p text:style-name="Preformatted_20_Text">Мне это как бы подбешивало.</text:p>
        <text:p text:style-name="Preformatted_20_Text"><text:soft-page-break/>Но ведь идея в том, что я, по сути, когда давал миллион баксов,</text:p>
        <text:p text:style-name="Preformatted_20_Text">ломал цепочку в том самом основании, в глубине,</text:p>
        <text:p text:style-name="Preformatted_20_Text">и, естественно, все более низкоуровние в абстракции,</text:p>
        <text:p text:style-name="Preformatted_20_Text">мне нравится, я получаю удовлетворение от того,</text:p>
        <text:p text:style-name="Preformatted_20_Text">что выигрываю процесс, мне дают деньги,</text:p>
        <text:p text:style-name="Preformatted_20_Text">они все ломались после этого, да.</text:p>
        <text:p text:style-name="Preformatted_20_Text">Если в самом конце, например, там стоит, как мне все,</text:p>
        <text:p text:style-name="Preformatted_20_Text">общение с семьей, да, не знаю, каким образом,</text:p>
        <text:p text:style-name="Preformatted_20_Text">там помещается, ну допустим,</text:p>
        <text:p text:style-name="Preformatted_20_Text">она может быть еще абстрактней, с чем вообще не с семьей,</text:p>
        <text:p text:style-name="Preformatted_20_Text">например, просто мне нравится, опять-таки,</text:p>
        <text:p text:style-name="Preformatted_20_Text">мне нравится, замыкает, но как может быть,</text:p>
        <text:p text:style-name="Preformatted_20_Text">как самым не абстрактным, так и самым абстрактным.</text:p>
        <text:p text:style-name="Preformatted_20_Text">Значит, мало того, что эти цепочки могут иметь у себя</text:p>
        <text:p text:style-name="Preformatted_20_Text">у разных людей одинаковое начало,</text:p>
        <text:p text:style-name="Preformatted_20_Text">так и тому же эти цепочки, похоже,</text:p>
        <text:p text:style-name="Preformatted_20_Text">можно легко модифицировать измени и влиять,</text:p>
        <text:p text:style-name="Preformatted_20_Text">и такая цепочка, по сути, и своей,</text:p>
        <text:p text:style-name="Preformatted_20_Text">является собой набор разносрочных перспектив целей.</text:p>
        <text:p text:style-name="Preformatted_20_Text">То есть, самое коротко-срочное мне нравится работать,</text:p>
        <text:p text:style-name="Preformatted_20_Text">похоже, не является долгосрочной,</text:p>
        <text:p text:style-name="Preformatted_20_Text">она является очень коротко-срочной,</text:p>
        <text:p text:style-name="Preformatted_20_Text">то есть, мне нравится работать сейчас, сегодня.</text:p>
        <text:p text:style-name="Preformatted_20_Text">Почему? Потому что мне нравится получать удобрение,</text:p>
        <text:p text:style-name="Preformatted_20_Text">одобрение уже более длинное, то есть, мне нравится</text:p>
        <text:p text:style-name="Preformatted_20_Text">получить удобрение на дистанциях.</text:p>
        <text:p text:style-name="Preformatted_20_Text">Почему мне нравится получать удобрение?</text:p>
        <text:p text:style-name="Preformatted_20_Text">Потому что мне дают это больше возможности,</text:p>
        <text:p text:style-name="Preformatted_20_Text">больше власти, больше верности в себе.</text:p>
        <text:p text:style-name="Preformatted_20_Text">Это еще больше дистанции, 5-ти лесей,</text:p>
        <text:p text:style-name="Preformatted_20_Text">например, сколько репутаций у нас держится,</text:p>
        <text:p text:style-name="Preformatted_20_Text">потому что можно пойти еще дальше, почему-то это нравится.</text:p>
        <text:p text:style-name="Preformatted_20_Text">Потому что я чувствую себя так безопаснее,</text:p>
        <text:p text:style-name="Preformatted_20_Text">потому что там в 10-летие, скорее всего,</text:p>
        <text:p text:style-name="Preformatted_20_Text">и получается, это интересно, что абстракция</text:p>
        <text:p text:style-name="Preformatted_20_Text">связана со временем, это и логично с другой стороны,</text:p>
        <text:p text:style-name="Preformatted_20_Text">чем более абстракт наша цель, тем она стабильнее и увереннее.</text:p>
        <text:p text:style-name="Preformatted_20_Text">И таким образом получается, люди не обманывают,</text:p>
        <text:p text:style-name="Preformatted_20_Text">когда говорят, что мне нравится работать,</text:p>
        <text:p text:style-name="Preformatted_20_Text">они не совсем правильно понимают рамки модели.</text:p>
        <text:p text:style-name="Preformatted_20_Text">Я говорю про устойчивые стабильные длинные цели</text:p>
        <text:p text:style-name="Preformatted_20_Text">в относительно неизменных таких условиях,</text:p>
        <text:p text:style-name="Preformatted_20_Text">хотя миллион баксов в пустом-пустом является</text:p>
        <text:p text:style-name="Preformatted_20_Text">изменением достаточно сильным,</text:p>
        <text:p text:style-name="Preformatted_20_Text">и это может быть очень тяжело работать.</text:p>
        <text:p text:style-name="Preformatted_20_Text">Вот.</text:p>
        <text:p text:style-name="Preformatted_20_Text">И так на этом все.</text:p>
        <text:p text:style-name="Preformatted_20_Text">Следующая часть.</text:p>
        <text:p text:style-name="Preformatted_20_Text">Если я говорю про идеи, я подразумеваю часто что-то,</text:p>
        <text:p text:style-name="Preformatted_20_Text">что может достаточно длительное время вести тебя по жизни,</text:p>
        <text:p text:style-name="Preformatted_20_Text">и хоть это и значит, что в других условиях,</text:p>
        <text:p text:style-name="Preformatted_20_Text">или в изменчивых условиях, цель может меняться,</text:p>
        <text:p text:style-name="Preformatted_20_Text">все-таки обычно под целью мы не подозреваем</text:p>
        <text:p text:style-name="Preformatted_20_Text">нечто-то, что может меняться в этом контексте,</text:p>
        <text:p text:style-name="Preformatted_20_Text">что может меняться с скоростью часы,</text:p>
        <text:p text:style-name="Preformatted_20_Text">или даже дни, или даже недели.</text:p>
        <text:p text:style-name="Preformatted_20_Text">Обычно, когда я говорю, в чем-то твоя идея,</text:p>
        <text:p text:style-name="Preformatted_20_Text">почему ты работаешь за идеей,</text:p>
        <text:p text:style-name="Preformatted_20_Text">все-таки мы говорим про масштабы порядка лет.</text:p>
        <text:p text:style-name="Preformatted_20_Text"><text:soft-page-break/>Это важно.</text:p>
        <text:p text:style-name="Preformatted_20_Text">То есть просто среднесрочные перспективы.</text:p>
        <text:p text:style-name="Preformatted_20_Text">Честь третья.</text:p>
        <text:p text:style-name="Preformatted_20_Text">Как формировать эту цепочку?</text:p>
        <text:p text:style-name="Preformatted_20_Text">На самом деле она может уточняться,</text:p>
        <text:p text:style-name="Preformatted_20_Text">похоже она может быть достаточно такой,</text:p>
        <text:p text:style-name="Preformatted_20_Text">условно фрактальной, надо подумать над этим.</text:p>
        <text:p text:style-name="Preformatted_20_Text">То есть вот человек говорит, почему ты работаешь?</text:p>
        <text:p text:style-name="Preformatted_20_Text">Мне нравится работать.</text:p>
        <text:p text:style-name="Preformatted_20_Text">А почему тебе нравится работать?</text:p>
        <text:p text:style-name="Preformatted_20_Text">Потому что я хочу получать деньги.</text:p>
        <text:p text:style-name="Preformatted_20_Text">Очевидно, что человек, не сильно знакомый с Симантикой,</text:p>
        <text:p text:style-name="Preformatted_20_Text">все-таки пропустит несколько цепочек,</text:p>
        <text:p text:style-name="Preformatted_20_Text">и можно теперь ее развивать как вправо,</text:p>
        <text:p text:style-name="Preformatted_20_Text">почему тебе нравятся деньги.</text:p>
        <text:p text:style-name="Preformatted_20_Text">Почему ты так влево? Почему то, что засыть?</text:p>
        <text:p text:style-name="Preformatted_20_Text">Ну почему ты работаешь?</text:p>
        <text:p text:style-name="Preformatted_20_Text">если ты хочешь, чтобы тебе это нравилось,</text:p>
        <text:p text:style-name="Preformatted_20_Text">почему тебе деньги приносят удовольствие?</text:p>
        <text:p text:style-name="Preformatted_20_Text">И почему ты работаешь?</text:p>
        <text:p text:style-name="Preformatted_20_Text">То есть там будет между ними звено,</text:p>
        <text:p text:style-name="Preformatted_20_Text">это лучше всего, что я умею делать,</text:p>
        <text:p text:style-name="Preformatted_20_Text">как получать деньги, например.</text:p>
        <text:p text:style-name="Preformatted_20_Text">Вот как это так.</text:p>
        <text:p text:style-name="Preformatted_20_Text">И мне кажется, что именно наличие такой цепочки,</text:p>
        <text:p text:style-name="Preformatted_20_Text">может быть хорошим представлением</text:p>
        <text:p text:style-name="Preformatted_20_Text">мировоззрения человека,</text:p>
        <text:p text:style-name="Preformatted_20_Text">и его позиционирование на времени,</text:p>
        <text:p text:style-name="Preformatted_20_Text">ну на промежутке в каком-то времени,</text:p>
        <text:p text:style-name="Preformatted_20_Text">опять-таки вся цепочка может измениться,</text:p>
        <text:p text:style-name="Preformatted_20_Text">похоже.</text:p>
        <text:p text:style-name="Preformatted_20_Text">Но более подверженные изменения,</text:p>
        <text:p text:style-name="Preformatted_20_Text">вон те самые крайне левые части,</text:p>
        <text:p text:style-name="Preformatted_20_Text">а правые, наоборот, более стабильные,</text:p>
        <text:p text:style-name="Preformatted_20_Text">но при их изменениях скорее всего</text:p>
        <text:p text:style-name="Preformatted_20_Text">левые тоже все поменяются.</text:p>
        <text:p text:style-name="Preformatted_20_Text">Так, так же еще интересно, что</text:p>
        <text:p text:style-name="Preformatted_20_Text">человеческое мировоззрение, похоже,</text:p>
        <text:p text:style-name="Preformatted_20_Text">может быть более сложным,</text:p>
        <text:p text:style-name="Preformatted_20_Text">чем просто такальная цепочка, да?</text:p>
        <text:p text:style-name="Preformatted_20_Text">Возможно, мы можем добавить туда</text:p>
        <text:p text:style-name="Preformatted_20_Text">какие-то алгоритмические составляющие,</text:p>
        <text:p text:style-name="Preformatted_20_Text">например, условия,</text:p>
        <text:p text:style-name="Preformatted_20_Text">и таким образом стабилизируйте</text:p>
        <text:p text:style-name="Preformatted_20_Text">цепочку не только во времени,</text:p>
        <text:p text:style-name="Preformatted_20_Text">но в изменяющихся условиях</text:p>
        <text:p text:style-name="Preformatted_20_Text">и нарисовать карту,</text:p>
        <text:p text:style-name="Preformatted_20_Text">как человек будет себя вести.</text:p>
        <text:p text:style-name="Preformatted_20_Text">Например, понятно, что</text:p>
        <text:p text:style-name="Preformatted_20_Text">при течении времени,</text:p>
        <text:p text:style-name="Preformatted_20_Text">если человек, например,</text:p>
        <text:p text:style-name="Preformatted_20_Text">миллион баксов,</text:p>
        <text:p text:style-name="Preformatted_20_Text">то он там часто переставит работать</text:p>
        <text:p text:style-name="Preformatted_20_Text">на обычной работе,</text:p>
        <text:p text:style-name="Preformatted_20_Text">в плане, например, слесарем,</text:p>
        <text:p text:style-name="Preformatted_20_Text">потому что больше это,</text:p>
        <text:p text:style-name="Preformatted_20_Text">похоже, не имеет смысла.</text:p>
        <text:p text:style-name="Preformatted_20_Text">Ему легче заняться чем-то</text:p>
        <text:p text:style-name="Preformatted_20_Text">более высоко творческим,</text:p>
        <text:p text:style-name="Preformatted_20_Text"><text:soft-page-break/>ну скажем так, да, вот в чем-то идее.</text:p>
        <text:p text:style-name="Preformatted_20_Text">Но это не значит, что этот человек</text:p>
        <text:p text:style-name="Preformatted_20_Text">не может предсказать такого</text:p>
        <text:p text:style-name="Preformatted_20_Text">своего поведения,</text:p>
        <text:p text:style-name="Preformatted_20_Text">и вот если он может предсказать,</text:p>
        <text:p text:style-name="Preformatted_20_Text">что если у него будет миллион баксов</text:p>
        <text:p text:style-name="Preformatted_20_Text">в тонкие нитработы,</text:p>
        <text:p text:style-name="Preformatted_20_Text">то можно сказать,</text:p>
        <text:p text:style-name="Preformatted_20_Text">что у него целостное мировоззрение,</text:p>
        <text:p text:style-name="Preformatted_20_Text">которое достаточно стабильное,</text:p>
        <text:p text:style-name="Preformatted_20_Text">но если он не может этого предсказать</text:p>
        <text:p text:style-name="Preformatted_20_Text">и понять с ними, что будет,</text:p>
        <text:p text:style-name="Preformatted_20_Text">похоже, у него могут быть проблемы,</text:p>
        <text:p text:style-name="Preformatted_20_Text">самое сложное —</text:p>
        <text:p text:style-name="Preformatted_20_Text">это менять эту цепочку.</text:p>
        <text:p text:style-name="Preformatted_20_Text">Интересно, стоит ли ее составлять,</text:p>
        <text:p text:style-name="Preformatted_20_Text">и может ли это быть практически полезным?</text:p>
        <text:p text:style-name="Preformatted_20_Text">Идея мировоззренческого алгоритма</text:p>
        <text:p text:style-name="Preformatted_20_Text">можно расширить с одного человека</text:p>
        <text:p text:style-name="Preformatted_20_Text">на массу и сказать,</text:p>
        <text:p text:style-name="Preformatted_20_Text">что когда мы рассматриваем людей,</text:p>
        <text:p text:style-name="Preformatted_20_Text">мы можем вести коэффициенты</text:p>
        <text:p text:style-name="Preformatted_20_Text">на этом алгоритме, да,</text:p>
        <text:p text:style-name="Preformatted_20_Text">если для кого-то,</text:p>
        <text:p text:style-name="Preformatted_20_Text">ну они не всегда удачны,</text:p>
        <text:p text:style-name="Preformatted_20_Text">возможно, могут быть,</text:p>
        <text:p text:style-name="Preformatted_20_Text">но для определенных слоев,</text:p>
        <text:p text:style-name="Preformatted_20_Text">в определенных моментах,</text:p>
        <text:p text:style-name="Preformatted_20_Text">мы можем хорошо, возможно,</text:p>
        <text:p text:style-name="Preformatted_20_Text">предсказывать некоторые цепочки,</text:p>
        <text:p text:style-name="Preformatted_20_Text">предсказывать изменения их поведения</text:p>
        <text:p text:style-name="Preformatted_20_Text">ста хастически.</text:p>
        <text:p text:style-name="Preformatted_20_Text">Это, может быть, тоже интересно.</text:p>
        <text:p text:style-name="Preformatted_20_Text">Надо подумать об этом.</text:p>
        <text:p text:style-name="Preformatted_20_Text">Нужно отметить что-то для такого</text:p>
        <text:p text:style-name="Preformatted_20_Text">как бы сложного алгоритмического графа,</text:p>
        <text:p text:style-name="Preformatted_20_Text">потенциальное количество слоев,</text:p>
        <text:p text:style-name="Preformatted_20_Text">может быть бесконечно.</text:p>
        <text:p text:style-name="Preformatted_20_Text">Я думаю, что это может следовать оттуда,</text:p>
        <text:p text:style-name="Preformatted_20_Text">что каждый узел — это, по сути,</text:p>
        <text:p text:style-name="Preformatted_20_Text">какой-то идея,</text:p>
        <text:p text:style-name="Preformatted_20_Text">которая объясняет предыдущий узел,</text:p>
        <text:p text:style-name="Preformatted_20_Text">является, в частном случае,</text:p>
        <text:p text:style-name="Preformatted_20_Text">следующего слоя.</text:p>
        <text:p text:style-name="Preformatted_20_Text">Ну да, скажем так.</text:p>
        <text:p text:style-name="Preformatted_20_Text">И поэтому, мне кажется,</text:p>
        <text:p text:style-name="Preformatted_20_Text">что в принципе,</text:p>
        <text:p text:style-name="Preformatted_20_Text">любые две идеи, которые мы говорим,</text:p>
        <text:p text:style-name="Preformatted_20_Text">имеют причина следствия снять,</text:p>
        <text:p text:style-name="Preformatted_20_Text">можно расчинить,</text:p>
        <text:p text:style-name="Preformatted_20_Text">используя просто почему, например,</text:p>
        <text:p text:style-name="Preformatted_20_Text">и таким образом получить дополнительный слой.</text:p>
        <text:p text:style-name="Preformatted_20_Text">И я пока что думаю,</text:p>
        <text:p text:style-name="Preformatted_20_Text">что невозможно создать таких две идеи</text:p>
        <text:p text:style-name="Preformatted_20_Text">причина следствия снять,</text:p>
        <text:p text:style-name="Preformatted_20_Text">в которых нельзя принципиально расчинить.</text:p>
        <text:p text:style-name="Preformatted_20_Text">Кажется, это особенность языка.</text:p>
        <text:p text:style-name="Preformatted_20_Text">И вот что тут интересно,</text:p>
        <text:p text:style-name="Preformatted_20_Text">что я подумал,</text:p>
        <text:p text:style-name="Preformatted_20_Text"><text:soft-page-break/>не может ли быть и высокуруневая абстракция</text:p>
        <text:p text:style-name="Preformatted_20_Text">в такой системе частностью.</text:p>
        <text:p text:style-name="Preformatted_20_Text">И кажется, что она может быть,</text:p>
        <text:p text:style-name="Preformatted_20_Text">если выполнять это условие.</text:p>
        <text:p text:style-name="Preformatted_20_Text">Если слои у нас не являются точными,</text:p>
        <text:p text:style-name="Preformatted_20_Text">а кажется, в сознании</text:p>
        <text:p text:style-name="Preformatted_20_Text">они могут быть в планте плавающими.</text:p>
        <text:p text:style-name="Preformatted_20_Text">То есть у нас есть какая-то сложная структура,</text:p>
        <text:p text:style-name="Preformatted_20_Text">эта дерева, да,</text:p>
        <text:p text:style-name="Preformatted_20_Text">и слои, ну как бы, немного плавают,</text:p>
        <text:p text:style-name="Preformatted_20_Text">не являются точными,</text:p>
        <text:p text:style-name="Preformatted_20_Text">такими стахозическими.</text:p>
        <text:p text:style-name="Preformatted_20_Text">Даже если у человека, возможно, не так,</text:p>
        <text:p text:style-name="Preformatted_20_Text">то в сложности это точно можно представить,</text:p>
        <text:p text:style-name="Preformatted_20_Text">как что такое плавающее.</text:p>
        <text:p text:style-name="Preformatted_20_Text">Это первое.</text:p>
        <text:p text:style-name="Preformatted_20_Text">А второе, если абстрактная дерева</text:p>
        <text:p text:style-name="Preformatted_20_Text">может быть, в некоторых частных случаях,</text:p>
        <text:p text:style-name="Preformatted_20_Text">циклическим графам.</text:p>
        <text:p text:style-name="Preformatted_20_Text">То есть если у нас</text:p>
        <text:p text:style-name="Preformatted_20_Text">вот абстракция</text:p>
        <text:p text:style-name="Preformatted_20_Text">может вести</text:p>
        <text:p text:style-name="Preformatted_20_Text">к двум частностям,</text:p>
        <text:p text:style-name="Preformatted_20_Text">которые сводятся к одной частности,</text:p>
        <text:p text:style-name="Preformatted_20_Text">в свою очередь, да,</text:p>
        <text:p text:style-name="Preformatted_20_Text">то есть циклы, если появляются.</text:p>
        <text:p text:style-name="Preformatted_20_Text">Вот если выполняются эти два условия,</text:p>
        <text:p text:style-name="Preformatted_20_Text">то это значит, что один и тот же</text:p>
        <text:p text:style-name="Preformatted_20_Text">как бы узел для разных детей</text:p>
        <text:p text:style-name="Preformatted_20_Text">одного дерева,</text:p>
        <text:p text:style-name="Preformatted_20_Text">для других детей одного уровня,</text:p>
        <text:p text:style-name="Preformatted_20_Text">может быть и абстракцией,</text:p>
        <text:p text:style-name="Preformatted_20_Text">и конкретным чем-то,</text:p>
        <text:p text:style-name="Preformatted_20_Text">одновременно.</text:p>
        <text:p text:style-name="Preformatted_20_Text">То есть еще раз,</text:p>
        <text:p text:style-name="Preformatted_20_Text">есть один узел,</text:p>
        <text:p text:style-name="Preformatted_20_Text">который является и абстракцией,</text:p>
        <text:p text:style-name="Preformatted_20_Text">и чем-то конкретным.</text:p>
        <text:p text:style-name="Preformatted_20_Text">Для детей этого уровня,</text:p>
        <text:p text:style-name="Preformatted_20_Text">какого-то.</text:p>
        <text:p text:style-name="Preformatted_20_Text">Вот.</text:p>
        <text:p text:style-name="Preformatted_20_Text">Это необычно.</text:p>
        <text:p text:style-name="Preformatted_20_Text">И отсюда, может следовать,</text:p>
        <text:p text:style-name="Preformatted_20_Text">если, возможно, немного проработать,</text:p>
        <text:p text:style-name="Preformatted_20_Text">то есть получается у нас</text:p>
        <text:p text:style-name="Preformatted_20_Text">узел есть, который является</text:p>
        <text:p text:style-name="Preformatted_20_Text">для одного слоя, слой это по сути масштаб.</text:p>
        <text:p text:style-name="Preformatted_20_Text">И для одного слоя</text:p>
        <text:p text:style-name="Preformatted_20_Text">он является и абстракцией, и конкретикой.</text:p>
        <text:p text:style-name="Preformatted_20_Text">И плюс еще</text:p>
        <text:p text:style-name="Preformatted_20_Text">дерево замыкается в циклы.</text:p>
        <text:p text:style-name="Preformatted_20_Text">То есть это может быть что-то фрактальное.</text:p>
        <text:p text:style-name="Preformatted_20_Text">И если оно фрактальное,</text:p>
        <text:p text:style-name="Preformatted_20_Text">то это интересно, что это может быть</text:p>
        <text:p text:style-name="Preformatted_20_Text">выражение трансцендентности,</text:p>
        <text:p text:style-name="Preformatted_20_Text">как бы, мировоззрения.</text:p>
        <text:p text:style-name="Preformatted_20_Text">Нужно подумать, насколько это возможно.</text:p>
        <text:p text:style-name="Preformatted_20_Text">И это красиво.</text:p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3-01-07T16:24:19.637974455</meta:creation-date>
    <dc:date>2023-01-07T17:33:37.013929215</dc:date>
    <dc:creator>triton</dc:creator>
    <meta:editing-duration>PT55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352" meta:word-count="2122" meta:character-count="12939" meta:non-whitespace-character-count="11167"/>
  </office:meta>
</office:document-meta>
</file>